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667cm" fo:margin-left="0cm" fo:margin-right="-0.067cm" table:align="margins" style:shadow="none"/>
    </style:style>
    <style:style style:name="Tableau1.A" style:family="table-column">
      <style:table-column-properties style:column-width="13.301cm" style:rel-column-width="55640*"/>
    </style:style>
    <style:style style:name="Tableau1.B" style:family="table-column">
      <style:table-column-properties style:column-width="2.365cm" style:rel-column-width="9895*"/>
    </style:style>
    <style:style style:name="Tableau1.A1" style:family="table-cell">
      <style:table-cell-properties fo:padding="0.101cm" fo:border="none"/>
    </style:style>
    <style:style style:name="Tableau1.B1" style:family="table-cell">
      <style:table-cell-properties fo:padding="0cm" fo:border="none"/>
    </style:style>
    <style:style style:name="P1" style:family="paragraph" style:parent-style-name="Frame_20_contents">
      <style:text-properties style:font-name="Arial" fo:font-size="9pt" style:font-size-asian="9pt" style:font-size-complex="9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0pt" officeooo:paragraph-rsid="000ee3c9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style:font-name="Arial1" fo:font-size="9pt" style:font-size-asian="10.5pt"/>
    </style:style>
    <style:style style:name="P10" style:family="paragraph" style:parent-style-name="Frame_20_contents">
      <style:paragraph-properties fo:text-align="center" style:justify-single-word="false"/>
      <style:text-properties style:font-name="Arial" fo:font-size="8pt" officeooo:paragraph-rsid="0026ed3c" style:font-size-asian="8pt" style:font-size-complex="8pt"/>
    </style:style>
    <style:style style:name="P11" style:family="paragraph" style:parent-style-name="Frame_20_contents">
      <style:text-properties style:font-name="Arial" fo:font-size="9pt" officeooo:paragraph-rsid="002a08c1" style:font-size-asian="9pt" style:font-size-complex="9pt"/>
    </style:style>
    <style:style style:name="P12" style:family="paragraph" style:parent-style-name="Frame_20_contents">
      <style:text-properties style:font-name="Arial" fo:font-size="9pt" officeooo:paragraph-rsid="002bcdd8" style:font-size-asian="9pt" style:font-size-complex="9pt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57798" style:font-size-asian="8pt" style:font-size-complex="8pt"/>
    </style:style>
    <style:style style:name="P15" style:family="paragraph" style:parent-style-name="Table_20_Contents">
      <style:text-properties style:font-name="Arial" fo:font-size="8pt" officeooo:paragraph-rsid="002c308d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text-properties style:font-name="Arial1" fo:font-size="9pt" style:font-size-asian="10.5pt"/>
    </style:style>
    <style:style style:name="T1" style:family="text">
      <style:text-properties officeooo:rsid="000ee3c9"/>
    </style:style>
    <style:style style:name="T2" style:family="text">
      <style:text-properties officeooo:rsid="002a08c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 style:writing-mode="page"/>
    </style:style>
    <style:style style:name="fr4" style:family="graphic" style:parent-style-name="Frame">
      <style:graphic-properties style:protect="size"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'en_US')&gt;</text:placeholder></text:p>
      <text:p text:style-name="P9"><draw:frame draw:style-name="fr1" draw:name="Cadre5" text:anchor-type="paragraph" svg:x="17.3cm" svg:y="26.3cm" svg:width="1.6cm" svg:height="0.499cm" draw:z-index="5"><draw:text-box><text:p text:style-name="P10"><text:placeholder text:placeholder-type="text">&lt;formatLang(o.date_done or o.min_date, date=True)&gt;</text:placeholder></text:p></draw:text-box></draw:frame><draw:frame draw:style-name="fr2" draw:name="Cadre4" text:anchor-type="paragraph" svg:x="13.3cm" svg:y="26.3cm" svg:width="3.401cm" svg:height="0.499cm" draw:z-index="4"><draw:text-box><text:p text:style-name="P5"><text:placeholder text:placeholder-type="text">&lt;o.company_id.city&gt;</text:placeholder></text:p></draw:text-box></draw:frame><draw:frame draw:style-name="fr2" draw:name="Cadre3" text:anchor-type="paragraph" svg:x="1.101cm" svg:y="12.899cm" svg:width="15.6cm" svg:height="10.8cm" draw:z-index="3"><draw:text-box><table:table table:name="Tableau1" table:style-name="Tableau1"><table:table-column table:style-name="Tableau1.A"/><table:table-column table:style-name="Tableau1.B"/><table:table-row><table:table-cell table:style-name="Tableau1.A1" office:value-type="string"><text:p text:style-name="P6"><text:placeholder text:placeholder-type="text">&lt;for each="l in o.report_eur1_lines()"&gt;</text:placeholder></text:p></table:table-cell><table:table-cell table:style-name="Tableau1.B1" office:value-type="string"><text:p text:style-name="P6"/></table:table-cell></table:table-row><table:table-row><table:table-cell table:style-name="Tableau1.A1" office:value-type="string"><text:p text:style-name="P15"><text:placeholder text:placeholder-type="text">&lt;l['seq']&gt;</text:placeholder>. <text:placeholder text:placeholder-type="text">&lt;l['product'].name&gt;</text:placeholder><text:placeholder text:placeholder-type="text">&lt;l['lot'] and u' (Lot: ' +  l['lot'].name + ')' or ''&gt;</text:placeholder></text:p></table:table-cell><table:table-cell table:style-name="Tableau1.B1" office:value-type="string"><text:p text:style-name="P14"><text:placeholder text:placeholder-type="text">&lt;l['qty'] or '0'&gt;</text:placeholder> <text:placeholder text:placeholder-type="text">&lt;l['uom'].name&gt;</text:placeholder></text:p></table:table-cell></table:table-row><table:table-row><table:table-cell table:style-name="Tableau1.A1" office:value-type="string"><text:p text:style-name="P6"><text:placeholder text:placeholder-type="text">&lt;/for&gt;</text:placeholder></text:p></table:table-cell><table:table-cell table:style-name="Tableau1.B1" office:value-type="string"><text:p text:style-name="P8"/></table:table-cell></table:table-row><table:table-row><table:table-cell table:style-name="Tableau1.A1" office:value-type="string"><text:p text:style-name="P6">---------------------------------------------------------------------------------------------------------</text:p></table:table-cell><table:table-cell table:style-name="Tableau1.B1" office:value-type="string"><text:p text:style-name="P8"/></table:table-cell></table:table-row></table:table><text:p text:style-name="Frame_20_contents"/><text:p text:style-name="Frame_20_contents"/></draw:text-box></draw:frame><draw:frame draw:style-name="fr2" draw:name="Cadre2" text:anchor-type="paragraph" svg:x="12.501cm" svg:y="5.001cm" svg:width="4.001cm" svg:height="0.499cm" draw:z-index="2"><draw:text-box><text:p text:style-name="P3"><text:placeholder text:placeholder-type="text">&lt;o.partner_id.country_id.name&gt;</text:placeholder></text:p></draw:text-box></draw:frame><draw:frame draw:style-name="fr2" draw:name="Cadre1" text:anchor-type="paragraph" svg:x="1.7cm" svg:y="4.2cm" svg:width="7.999cm" svg:height="3.799cm" draw:z-index="1"><draw:text-box><text:p text:style-name="P1"><text:placeholder text:placeholder-type="text">&lt;o.partner_id.name&gt;</text:placeholder></text:p><text:p text:style-name="P1"><text:placeholder text:placeholder-type="text">&lt;display_address(o.partner_id)&gt;</text:placeholder></text:p></draw:text-box></draw:frame><draw:frame draw:style-name="fr1" draw:name="Expéditeur" text:anchor-type="paragraph" svg:x="1.7cm" svg:y="1.7cm" svg:width="7.999cm" svg:height="1.7cm" draw:z-index="0"><draw:text-box><text:p text:style-name="P1"><text:placeholder text:placeholder-type="text">&lt;o.company_id.name&gt;</text:placeholder></text:p><text:p text:style-name="P1"><text:placeholder text:placeholder-type="text">&lt;' - '.join(display_address(o.company_id.partner_id).split('\n'))&gt;</text:placeholder></text:p><text:p text:style-name="P11"><text:span text:style-name="T2">VAT Number</text:span>: <text:placeholder text:placeholder-type="text">&lt;o.company_id.vat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Cadre6" text:anchor-type="paragraph" svg:x="12.501cm" svg:y="3.799cm" svg:width="4.001cm" svg:height="0.499cm" draw:z-index="6"><draw:text-box><text:p text:style-name="P2"><text:span text:style-name="T1">U</text:span>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Cadre7" text:anchor-type="paragraph" svg:x="9.999cm" svg:y="7.301cm" svg:width="4.399cm" svg:height="0.499cm" draw:z-index="7"><draw:text-box><text:p text:style-name="P2"><text:span text:style-name="T1">U</text:span>E</text:p></draw:text-box></draw:frame></text:p>
      <text:p text:style-name="P9"/>
      <text:p text:style-name="P9"><draw:frame draw:style-name="fr4" draw:name="Cadre8" text:anchor-type="paragraph" svg:x="14.499cm" svg:y="7.301cm" svg:width="4.399cm" svg:height="0.499cm" draw:z-index="8"><draw:text-box><text:p text:style-name="P2"><text:placeholder text:placeholder-type="text">&lt;o.partner_id.country_id.name&gt;</text:placeholder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0-04-20T16:56:05</meta:creation-date>
    <dc:date>2017-02-14T19:01:16.490710862</dc:date>
    <meta:editing-duration>PT10H35M50S</meta:editing-duration>
    <meta:editing-cycles>86</meta:editing-cycles>
    <meta:generator>LibreOffice/5.1.4.2$Linux_X86_64 LibreOffice_project/10m0$Build-2</meta:generator>
    <meta:document-statistic meta:table-count="1" meta:image-count="0" meta:object-count="0" meta:page-count="1" meta:paragraph-count="17" meta:word-count="48" meta:character-count="643" meta:non-whitespace-character-count="611"/>
  </office:meta>
</office:document-meta>
</file>